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svg:stroke-width="0.028cm" svg:stroke-color="#ffffff" draw:marker-start-width="0.242cm" draw:marker-end-width="0.242cm" draw:fill="solid" draw:fill-color="#cc0000" draw:textarea-horizontal-align="justify" draw:textarea-vertical-align="middle" draw:auto-grow-height="false" fo:min-height="3.232cm" fo:min-width="2.69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ffffff" draw:marker-start-width="0.242cm" draw:marker-end-width="0.242cm" draw:fill="solid" draw:fill-color="#ff9900" draw:textarea-horizontal-align="justify" draw:textarea-vertical-align="middle" draw:auto-grow-height="false" fo:min-height="3.232cm" fo:min-width="2.69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ffffff" draw:marker-start-width="0.242cm" draw:marker-end-width="0.242cm" draw:fill="solid" draw:fill-color="#0066cc" draw:textarea-horizontal-align="justify" draw:textarea-vertical-align="middle" draw:auto-grow-height="false" fo:min-height="3.23cm" fo:min-width="2.68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ffffff" draw:marker-start-width="0.242cm" draw:marker-end-width="0.242cm" draw:fill="solid" draw:fill-color="#009933" draw:textarea-horizontal-align="justify" draw:textarea-vertical-align="middle" draw:auto-grow-height="false" fo:min-height="3.23cm" fo:min-width="2.688cm" fo:padding-top="0.139cm" fo:padding-bottom="0.139cm" fo:padding-left="0.264cm" fo:padding-right="0.264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2.782cm" fo:min-width="7.385cm" draw:shadow="hidden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782cm" fo:min-width="7.685cm" draw:shadow="hidden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cc0000"/>
      <style:paragraph-properties fo:text-align="center"/>
    </style:style>
    <style:style style:name="P3" style:family="paragraph">
      <loext:graphic-properties draw:fill="solid" draw:fill-color="#ff9900"/>
      <style:paragraph-properties fo:text-align="center"/>
    </style:style>
    <style:style style:name="P4" style:family="paragraph">
      <loext:graphic-properties draw:fill="solid" draw:fill-color="#0066cc"/>
      <style:paragraph-properties fo:text-align="center"/>
    </style:style>
    <style:style style:name="P5" style:family="paragraph">
      <loext:graphic-properties draw:fill="solid" draw:fill-color="#009933"/>
      <style:paragraph-properties fo:text-align="center"/>
    </style:style>
    <style:style style:name="P6" style:family="paragraph">
      <style:paragraph-properties fo:text-align="center"/>
      <style:text-properties fo:font-size="100pt"/>
    </style:style>
    <style:style style:name="P7" style:family="paragraph">
      <loext:graphic-properties draw:fill="none"/>
      <style:paragraph-properties fo:text-align="center"/>
      <style:text-properties fo:color="#ffffff" fo:font-size="100pt" fo:font-style="normal" fo:font-weight="bold" style:font-size-asian="120pt" style:font-style-asian="italic" style:font-weight-asian="bold" style:font-size-complex="120pt" style:font-style-complex="italic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fo:font-style="normal" fo:font-weight="bold" style:font-size-asian="120pt" style:font-style-asian="italic" style:font-weight-asian="bold" style:font-size-complex="1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6cm" svg:height="1.673cm" svg:x="0.8cm" svg:y="1cm">
          <draw:text-box>
            <text:p>ID Range Convertor</text:p>
          </draw:text-box>
        </draw:frame>
        <draw:g>
          <draw:custom-shape draw:style-name="gr2" draw:text-style-name="P2" draw:layer="layout" svg:width="3.22cm" svg:height="3.51cm" svg:x="8.8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22cm" svg:height="3.51cm" svg:x="8.8cm" svg:y="11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216cm" svg:height="3.508cm" svg:x="12.384cm" svg:y="11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216cm" svg:height="3.508cm" svg:x="12.384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7.885cm" svg:height="3.032cm" svg:x="8.1cm" svg:y="7.8cm">
            <text:p text:style-name="P6"><text:span text:style-name="T1"><text:s/></text:span><text:span text:style-name="T1">I <text:s/>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8.185cm" svg:height="3.032cm" svg:x="8.1cm" svg:y="11.568cm">
            <text:p text:style-name="P6"><text:span text:style-name="T1">R C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9:44:37.978000000</meta:creation-date>
    <dc:date>2017-03-21T18:07:33.525000000</dc:date>
    <meta:editing-duration>PT19M45S</meta:editing-duration>
    <meta:editing-cycles>5</meta:editing-cycles>
    <meta:generator>LibreOffice/5.1.6.2$Windows_X86_64 LibreOffice_project/07ac168c60a517dba0f0d7bc7540f5afa45f0909</meta:generator>
    <meta:document-statistic meta:object-count="31"/>
  </office:meta>
</office:document-meta>
</file>